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5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draw:stroke="none" svg:stroke-color="#000000" draw:fill="none" draw:fill-color="#ffffff" fo:min-height="2.35cm"/>
    </style:style>
    <style:style style:name="gr5" style:family="graphic" style:parent-style-name="standard">
      <style:graphic-properties draw:stroke="solid" svg:stroke-color="#000000" draw:fill="none" draw:fill-color="#ffffff" fo:min-height="0.9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width="0.1cm" svg:stroke-color="#800000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Dashed_20__28_var_29_" svg:stroke-color="#000080" draw:fill="none" draw:textarea-horizontal-align="justify" draw:textarea-vertical-align="middle" draw:auto-grow-height="false" fo:min-height="15.85cm" fo:min-width="15.5cm"/>
    </style:style>
    <style:style style:name="gr11" style:family="graphic" style:parent-style-name="standard">
      <style:graphic-properties draw:stroke="none" svg:stroke-color="#000000" draw:fill="none" draw:fill-color="#ffffff" fo:min-height="0.95cm"/>
    </style:style>
    <style:style style:name="gr12" style:family="graphic" style:parent-style-name="standard">
      <style:graphic-properties draw:stroke="dash" draw:stroke-dash="Dashed_20__28_var_29_" svg:stroke-color="#008000" draw:fill="none" draw:textarea-horizontal-align="justify" draw:textarea-vertical-align="middle" draw:auto-grow-height="false" fo:min-height="7.95cm" fo:min-width="21.5cm"/>
    </style:style>
    <style:style style:name="gr13" style:family="graphic" style:parent-style-name="standard">
      <style:graphic-properties draw:stroke="none" svg:stroke-color="#000000" draw:fill="none" draw:fill-color="#ffffff" fo:min-height="1.05cm"/>
    </style:style>
    <style:style style:name="gr14" style:family="graphic" style:parent-style-name="objectwithoutfill">
      <style:graphic-properties svg:stroke-width="0.1cm" svg:stroke-color="#800000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8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8cm" fo:min-width="1.902cm" fo:padding-top="0.175cm" fo:padding-bottom="0.175cm" fo:padding-left="0.3cm" fo:padding-right="0.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32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0080" fo:font-size="18pt" style:font-size-asian="18pt" style:font-size-complex="18pt"/>
    </style:style>
    <style:style style:name="P7" style:family="paragraph">
      <loext:graphic-properties draw:fill="none" draw:fill-color="#ffffff"/>
      <style:text-properties fo:color="#008000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color="#000080" fo:font-size="18pt" style:font-size-asian="18pt" style:font-size-complex="18pt"/>
    </style:style>
    <style:style style:name="T3" style:family="text">
      <style:text-properties fo:color="#008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2cm" svg:height="1.8cm" svg:x="11.1cm" svg:y="15.5cm">
          <draw:text-box>
            <text:p text:style-name="P1"><text:span text:style-name="T1">Lecturer</text:span></text:p>
          </draw:text-box>
        </draw:frame>
        <draw:frame draw:style-name="gr2" draw:text-style-name="P3" draw:layer="layout" svg:width="3.1cm" svg:height="1.673cm" svg:x="18.7cm" svg:y="11.9cm">
          <draw:text-box>
            <text:p>teaches</text:p>
          </draw:text-box>
        </draw:frame>
        <draw:custom-shape draw:style-name="gr3" draw:text-style-name="P4" draw:layer="layout" svg:width="4cm" svg:height="4cm" svg:x="18cm" svg:y="10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2" draw:layer="layout" svg:width="6.4cm" svg:height="2.6cm" svg:x="10.9cm" svg:y="2.6cm">
          <draw:text-box>
            <text:p text:style-name="P1"><text:span text:style-name="T1">Students</text:span></text:p>
          </draw:text-box>
        </draw:frame>
        <draw:frame draw:style-name="gr5" draw:text-style-name="P5" draw:layer="layout" svg:width="3cm" svg:height="1.2cm" svg:x="21.7cm" svg:y="7.3cm">
          <draw:text-box>
            <text:p text:style-name="P1">material</text:p>
          </draw:text-box>
        </draw:frame>
        <draw:line draw:style-name="gr6" draw:text-style-name="P4" draw:layer="layout" svg:x1="20cm" svg:y1="16.4cm" svg:x2="20cm" svg:y2="14.6cm">
          <text:p/>
        </draw:line>
        <draw:line draw:style-name="gr6" draw:text-style-name="P4" draw:layer="layout" svg:x1="23cm" svg:y1="12.5cm" svg:x2="23cm" svg:y2="8.5cm">
          <text:p/>
        </draw:line>
        <draw:line draw:style-name="gr6" draw:text-style-name="P4" draw:layer="layout" svg:x1="23cm" svg:y1="3.4cm" svg:x2="16.5cm" svg:y2="3.4cm">
          <text:p/>
        </draw:line>
        <draw:frame draw:style-name="gr7" draw:text-style-name="P5" draw:layer="layout" svg:width="5cm" svg:height="1.1cm" svg:x="4.1cm" svg:y="7.4cm">
          <draw:text-box>
            <text:p text:style-name="P1">reinforce</text:p>
          </draw:text-box>
        </draw:frame>
        <draw:custom-shape draw:style-name="gr3" draw:text-style-name="P4" draw:layer="layout" svg:width="4cm" svg:height="4cm" svg:x="4.601cm" svg:y="6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4" draw:layer="layout" svg:x1="6.6cm" svg:y1="3.4cm" svg:x2="6.6cm" svg:y2="5.8cm">
          <text:p/>
        </draw:line>
        <draw:line draw:style-name="gr6" draw:text-style-name="P4" draw:layer="layout" svg:x1="8.6cm" svg:y1="8cm" svg:x2="21.7cm" svg:y2="7.9cm">
          <text:p/>
        </draw:line>
        <draw:line draw:style-name="gr8" draw:text-style-name="P4" draw:layer="layout" svg:x1="20cm" svg:y1="16.4cm" svg:x2="16.4cm" svg:y2="16.4cm">
          <text:p/>
        </draw:line>
        <draw:line draw:style-name="gr8" draw:text-style-name="P4" draw:layer="layout" svg:x1="22cm" svg:y1="12.5cm" svg:x2="23cm" svg:y2="12.5cm">
          <text:p/>
        </draw:line>
        <draw:line draw:style-name="gr8" draw:text-style-name="P4" draw:layer="layout" svg:x1="23cm" svg:y1="3.4cm" svg:x2="23cm" svg:y2="7.2cm">
          <text:p/>
        </draw:line>
        <draw:line draw:style-name="gr9" draw:text-style-name="P4" draw:layer="layout" svg:x1="11.8cm" svg:y1="3.4cm" svg:x2="2cm" svg:y2="3.4cm">
          <text:p/>
        </draw:line>
        <draw:custom-shape draw:style-name="gr10" draw:text-style-name="P4" draw:layer="layout" svg:width="16cm" svg:height="16.1cm" svg:x="11cm" svg:y="1.9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3.5cm" svg:height="1.2cm" svg:x="24.3cm" svg:y="18.2cm">
          <draw:text-box>
            <text:p text:style-name="P1"><text:span text:style-name="T2">lecture</text:span></text:p>
          </draw:text-box>
        </draw:frame>
        <draw:custom-shape draw:style-name="gr12" draw:text-style-name="P4" draw:layer="layout" svg:width="22cm" svg:height="8.2cm" svg:x="3cm" svg:y="1.9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4.5cm" svg:height="1.3cm" svg:x="2.8cm" svg:y="10.3cm">
          <draw:text-box>
            <text:p><text:span text:style-name="T3">exercise hour</text:span></text:p>
          </draw:text-box>
        </draw:frame>
        <draw:line draw:style-name="gr14" draw:text-style-name="P4" draw:layer="layout" svg:x1="2cm" svg:y1="3.4cm" svg:x2="1.9cm" svg:y2="16.5cm">
          <text:p/>
        </draw:line>
        <draw:line draw:style-name="gr15" draw:text-style-name="P4" draw:layer="layout" svg:x1="1.9cm" svg:y1="16.5cm" svg:x2="3.8cm" svg:y2="16.5cm">
          <text:p/>
        </draw:line>
        <draw:frame draw:style-name="gr7" draw:text-style-name="P3" draw:layer="layout" svg:width="4.5cm" svg:height="1.1cm" svg:x="4cm" svg:y="15.9cm">
          <draw:text-box>
            <text:p>give feedback</text:p>
          </draw:text-box>
        </draw:frame>
        <draw:custom-shape draw:style-name="gr16" draw:text-style-name="P4" draw:layer="layout" svg:width="4.802cm" svg:height="4.098cm" svg:x="3.8cm" svg:y="14.4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5" draw:text-style-name="P4" draw:layer="layout" svg:x1="8.6cm" svg:y1="16.4cm" svg:x2="12.1cm" svg:y2="1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6T06:45:22.974941000</meta:creation-date>
    <dc:date>2017-07-10T07:27:23.529609000</dc:date>
    <meta:editing-duration>PT14M7S</meta:editing-duration>
    <meta:editing-cycles>3</meta:editing-cycles>
    <meta:generator>LibreOffice/5.2.6.2$MacOSX_X86_64 LibreOffice_project/a3100ed2409ebf1c212f5048fbe377c281438fdc</meta:generator>
    <meta:document-statistic meta:object-count="25"/>
  </office:meta>
</office:document-meta>
</file>